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WPC', 'Segoe UI', system-ui, Ubuntu, 'Droid Sans', sans-serif"/>
  </office:font-face-decls>
  <office:automatic-styles>
    <style:style style:name="P1" style:family="paragraph" style:parent-style-name="Standard">
      <style:paragraph-properties fo:margin-left="0in" fo:margin-right="0in" style:line-height-at-least="0.1874in" fo:text-indent="0in" style:auto-text-indent="false"/>
      <style:text-properties fo:color="#f8f8f2" loext:opacity="100%" style:font-name="Menlo" fo:font-size="9pt" fo:font-weight="normal" fo:background-color="#272822"/>
    </style:style>
    <style:style style:name="P2" style:family="paragraph" style:parent-style-name="Standard">
      <style:paragraph-properties fo:margin-left="0in" fo:margin-right="0in" style:line-height-at-least="0.1874in" fo:text-indent="0in" style:auto-text-indent="false"/>
      <style:text-properties fo:color="#000000" loext:opacity="100%" style:font-name="Menlo" fo:font-size="9pt" fo:font-weight="normal" fo:background-color="transparent"/>
    </style:style>
    <style:style style:name="P3" style:family="paragraph" style:parent-style-name="Standard">
      <style:paragraph-properties fo:margin-left="0in" fo:margin-right="0in" style:line-height-at-least="0.1874in" fo:text-indent="0in" style:auto-text-indent="false"/>
      <style:text-properties fo:color="#000000" loext:opacity="100%" style:font-name="Menlo" fo:font-size="9pt" fo:font-weight="bold" fo:background-color="transparent"/>
    </style:style>
    <style:style style:name="P4" style:family="paragraph" style:parent-style-name="Standard">
      <style:paragraph-properties fo:margin-top="0in" fo:margin-bottom="0.1965in" style:contextual-spacing="false" style:line-height-at-least="0.1874in"/>
      <style:text-properties fo:color="#000000" loext:opacity="100%" fo:background-color="transparent"/>
    </style:style>
    <style:style style:name="P5" style:family="paragraph" style:parent-style-name="Standard">
      <style:paragraph-properties style:line-height-at-least="0.1874in"/>
      <style:text-properties fo:color="#000000" loext:opacity="100%" fo:background-color="transparent"/>
    </style:style>
    <style:style style:name="P6" style:family="paragraph" style:parent-style-name="Standard">
      <style:paragraph-properties fo:margin-left="0in" fo:margin-right="0in" style:line-height-at-least="0.1874in" fo:text-indent="0in" style:auto-text-indent="false"/>
      <style:text-properties fo:color="#000000" loext:opacity="100%" fo:background-color="transparent"/>
    </style:style>
    <style:style style:name="P7" style:family="paragraph" style:parent-style-name="Standard">
      <style:paragraph-properties fo:margin-top="0in" fo:margin-bottom="0.1965in" style:contextual-spacing="false" style:line-height-at-least="0.1874in" fo:text-align="center" style:justify-single-word="false"/>
      <style:text-properties fo:color="#000000" loext:opacity="100%" officeooo:rsid="0011e72e" officeooo:paragraph-rsid="0011e72e" fo:background-color="transparent"/>
    </style:style>
    <style:style style:name="T1" style:family="text">
      <style:text-properties fo:color="#f92672" loext:opacity="100%"/>
    </style:style>
    <style:style style:name="T2" style:family="text">
      <style:text-properties fo:color="#e6db74" loext:opacity="100%"/>
    </style:style>
    <style:style style:name="T3" style:family="text">
      <style:text-properties fo:font-style="italic"/>
    </style:style>
    <style:style style:name="T4" style:family="text">
      <style:text-properties fo:color="#66d9ef" loext:opacity="100%" fo:font-style="italic"/>
    </style:style>
    <style:style style:name="T5" style:family="text">
      <style:text-properties fo:color="#a6e22e" loext:opacity="100%"/>
    </style:style>
    <style:style style:name="T6" style:family="text">
      <style:text-properties officeooo:rsid="0011e72e"/>
    </style:style>
    <style:style style:name="T7" style:family="text">
      <style:text-properties style:font-name="Menlo" fo:font-size="9pt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7">eggVar_Procedure</text:p>
      <text:p text:style-name="P2">This is a step by step protocol to conduct an experiment in the <text:span text:style-name="T3">*Tribolium*</text:span> system to get at individual variation in egg laying. The goal is to get at the distribution of egg laying at the individual level, <text:span text:style-name="T6">mainly, how many eggs an individual can lay in 24 hours</text:span>.</text:p>
      <text:p text:style-name="P5"/>
      <text:p text:style-name="P3"># Prep Info</text:p>
      <text:p text:style-name="P4"/>
      <text:p text:style-name="P3">## Materials</text:p>
      <text:p text:style-name="P2">- Large and small metal beetle bowls</text:p>
      <text:p text:style-name="P2">- Paintbrush</text:p>
      <text:p text:style-name="P2">- Petri dish</text:p>
      <text:p text:style-name="P2">- Sieve</text:p>
      <text:p text:style-name="P2">- 400 square plastic containers</text:p>
      <text:p text:style-name="P2">- 4 Stock Containers</text:p>
      <text:p text:style-name="P2">- 2 kg of media</text:p>
      <text:p text:style-name="P2">- Metal scoop </text:p>
      <text:p text:style-name="P2">- Labeling tape</text:p>
      <text:p text:style-name="P2">- 50 microcentrifuge tubes</text:p>
      <text:p text:style-name="P4"/>
      <text:p text:style-name="P3">## Experimental Container Prep</text:p>
      <text:p text:style-name="P2">1. Place a piece of labeling tape on each container, using a different color for each group (A-D)</text:p>
      <text:p text:style-name="P2">2. For each label include the following:</text:p>
      <text:p text:style-name="P2">+ Unique ID - Letter/Number Combo <text:span text:style-name="T6">(e.g. A1, A2, etc.)</text:span></text:p>
      <text:p text:style-name="P2">+ Date</text:p>
      <text:p text:style-name="P2">+ Initials</text:p>
      <text:p text:style-name="P2">3. Place 5 grams of media into each container (or just a single scoop)</text:p>
      <text:p text:style-name="P5"/>
      <text:p text:style-name="P3"># Seeding Info</text:p>
      <text:p text:style-name="P2">1. For each stock container, place 100 beetles into each (A-D)</text:p>
      <text:p text:style-name="P2">- 400 beetles total</text:p>
      <text:p text:style-name="P2">2. Allow beetles 6 hours to mate</text:p>
      <text:p text:style-name="P2">3. Transfer each individual into its own container</text:p>
      <text:p text:style-name="P2">- Make sure those from container A go into the A boxes and so on</text:p>
      <text:p text:style-name="P2">4. Allow beetles 24 hours to lay eggs</text:p>
      <text:p text:style-name="P2">5. Remove beetles after they lay eggs</text:p>
      <text:p text:style-name="P2">- Store 50 beetles, from a single group, in individual microcentrifuge tubes with unique ID (this is in case we need to sex them)</text:p>
      <text:p text:style-name="P4"/>
      <text:p text:style-name="P3"># Census</text:p>
      <text:p text:style-name="P2">1. Take each box and sieve out beetles</text:p>
      <text:p text:style-name="P2">2. Count the beetles in the box and place them into a tared petri dish</text:p>
      <text:p text:style-name="P2">3. Weigh the beetles</text:p>
      <text:p text:style-name="P6"><text:span text:style-name="T7">4. Record the number of beetles and the weight for each box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1:05:57.028605370</meta:creation-date>
    <dc:date>2025-10-13T11:09:34.035754393</dc:date>
    <meta:editing-duration>PT3M37S</meta:editing-duration>
    <meta:editing-cycles>1</meta:editing-cycles>
    <meta:document-statistic meta:table-count="0" meta:image-count="0" meta:object-count="0" meta:page-count="1" meta:paragraph-count="35" meta:word-count="278" meta:character-count="1435" meta:non-whitespace-character-count="1191"/>
    <meta:generator>LibreOffice/24.2.3.2$MacOSX_X86_64 LibreOffice_project/433d9c2ded56988e8a90e6b2e771ee4e6a5ab2ba</meta:generator>
  </office:meta>
</office:document-meta>
</file>